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7100000019900000100395990781B33F9C9.svg" manifest:media-type="image/svg+xml"/>
  <manifest:file-entry manifest:full-path="Pictures/10000201000000160000000B1067B2FAA7AB2083.png" manifest:media-type="image/png"/>
  <manifest:file-entry manifest:full-path="Pictures/10000855000001FA00000100A464D2A8088CB23E.svg" manifest:media-type="image/svg+xml"/>
  <manifest:file-entry manifest:full-path="Pictures/10000201000000120000000BD968C54B42E02C6F.png" manifest:media-type="image/png"/>
  <manifest:file-entry manifest:full-path="Pictures/100002010000000C0000000B95D2575E9F4C174A.png" manifest:media-type="image/png"/>
  <manifest:file-entry manifest:full-path="Pictures/10000201000000090000000791E41986D17A9C2A.png" manifest:media-type="image/png"/>
  <manifest:file-entry manifest:full-path="Pictures/10000201000000150000000BF355761C900D98EE.png" manifest:media-type="image/png"/>
  <manifest:file-entry manifest:full-path="Pictures/10000201000000060000000B3E24F7CCB9BF7735.png" manifest:media-type="image/png"/>
  <manifest:file-entry manifest:full-path="Pictures/10001073000001E3000000EDE5B4B8BD6DF2679F.svg" manifest:media-type="image/svg+xml"/>
  <manifest:file-entry manifest:full-path="Pictures/10000201000000110000000D3F7E62A1335CC91E.png" manifest:media-type="image/png"/>
  <manifest:file-entry manifest:full-path="Pictures/10000F1D000001870000012E8C37020E647451F6.svg" manifest:media-type="image/svg+xml"/>
  <manifest:file-entry manifest:full-path="Pictures/10000661000000D50000009FAA8C580CA0E81434.svg" manifest:media-type="image/svg+xml"/>
  <manifest:file-entry manifest:full-path="Pictures/100003C00000010400000100C43AA052C58BBD7D.svg" manifest:media-type="image/svg+xml"/>
  <manifest:file-entry manifest:full-path="Pictures/1000050C0000008E000000FA08A495B3509AF2F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0000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Dashed_20__28_var_29_" svg:stroke-width="0.106cm" svg:stroke-color="#000000" draw:marker-start-width="0.357cm" draw:marker-end-width="0.357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draw:stroke="dash" draw:stroke-dash="Dashed_20__28_var_29_"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5.45cm" fo:min-width="1.4cm" fo:padding-top="0.175cm" fo:padding-bottom="0.175cm" fo:padding-left="0.3cm" fo:padding-right="0.3cm"/>
    </style:style>
    <style:style style:name="gr7" style:family="graphic" style:parent-style-name="Arrow_20_Line" style:list-style-name="L1">
      <style:graphic-properties svg:stroke-width="0.106cm" draw:marker-start-width="0.359cm" draw:marker-end-width="0.359cm" draw:textarea-vertical-align="middle"/>
      <style:paragraph-properties style:writing-mode="lr-tb"/>
    </style:style>
    <style:style style:name="gr8" style:family="graphic" style:parent-style-name="Arrow_20_Line" style:list-style-name="L1">
      <style:graphic-properties svg:stroke-width="0.106cm" draw:marker-start-width="0.359cm" draw:marker-end-width="0.359cm" draw:textarea-vertical-align="middle"/>
      <style:paragraph-properties style:writing-mode="lr-tb"/>
    </style:style>
    <style:style style:name="gr9" style:family="graphic" style:parent-style-name="Arrow_20_Line" style:list-style-name="L1">
      <style:graphic-properties svg:stroke-width="0.106cm" draw:marker-start-width="0.359cm" draw:marker-end-width="0.359cm" draw:textarea-vertical-align="middle"/>
      <style:paragraph-properties style:writing-mode="lr-tb"/>
    </style:style>
    <style:style style:name="gr10" style:family="graphic" style:parent-style-name="Arrow_20_Line" style:list-style-name="L1">
      <style:graphic-properties svg:stroke-width="0.106cm" draw:marker-start-width="0.359cm" draw:marker-end-width="0.359cm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ヒラギノ角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ヒラギノ角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21cm" svg:x2="25cm" svg:y2="21cm">
          <text:p/>
        </draw:line>
        <draw:g>
          <svg:title>TexMaths</svg:title>
          <svg:desc>54§display§\omega§svg§600§FALSE§</svg:desc>
          <draw:frame draw:style-name="gr2" draw:text-style-name="P2" draw:layer="layout" svg:width="1.145cm" svg:height="0.853cm" svg:x="9.455cm" svg:y="4.6cm">
            <draw:image xlink:href="Pictures/10000661000000D50000009FAA8C580CA0E81434.svg" xlink:type="simple" xlink:show="embed" xlink:actuate="onLoad" draw:mime-type="image/svg+xml">
              <text:p/>
            </draw:image>
            <draw:image xlink:href="Pictures/10000201000000090000000791E41986D17A9C2A.png" xlink:type="simple" xlink:show="embed" xlink:actuate="onLoad" draw:mime-type="image/png"/>
          </draw:frame>
        </draw:g>
        <draw:line draw:style-name="gr1" draw:text-style-name="P1" draw:layer="layout" svg:x1="10cm" svg:y1="22cm" svg:x2="10cm" svg:y2="6cm">
          <text:p/>
        </draw:line>
        <draw:g>
          <svg:title>TexMaths</svg:title>
          <svg:desc>54§display§t§svg§600§FALSE§</svg:desc>
          <draw:frame draw:style-name="gr2" draw:text-style-name="P2" draw:layer="layout" svg:width="0.761cm" svg:height="1.345cm" svg:x="25.556cm" svg:y="20.248cm">
            <draw:image xlink:href="Pictures/1000050C0000008E000000FA08A495B3509AF2FC.svg" xlink:type="simple" xlink:show="embed" xlink:actuate="onLoad" draw:mime-type="image/svg+xml">
              <text:p/>
            </draw:image>
            <draw:image xlink:href="Pictures/10000201000000060000000B3E24F7CCB9BF7735.png" xlink:type="simple" xlink:show="embed" xlink:actuate="onLoad" draw:mime-type="image/png"/>
          </draw:frame>
        </draw:g>
        <draw:g>
          <svg:title>TexMaths</svg:title>
          <svg:desc>48§display§O§svg§600§FALSE§</svg:desc>
          <draw:frame draw:style-name="gr2" draw:text-style-name="P2" draw:layer="layout" svg:width="1.243cm" svg:height="1.224cm" svg:x="8.101cm" svg:y="21.523cm">
            <draw:image xlink:href="Pictures/100003C00000010400000100C43AA052C58BBD7D.svg" xlink:type="simple" xlink:show="embed" xlink:actuate="onLoad" draw:mime-type="image/svg+xml">
              <text:p/>
            </draw:image>
            <draw:image xlink:href="Pictures/100002010000000C0000000B95D2575E9F4C174A.png" xlink:type="simple" xlink:show="embed" xlink:actuate="onLoad" draw:mime-type="image/png"/>
          </draw:frame>
        </draw:g>
        <draw:g>
          <svg:title>TexMaths</svg:title>
          <svg:desc>44§display§t_{m}§svg§600§FALSE§</svg:desc>
          <draw:frame draw:style-name="gr2" draw:text-style-name="P2" draw:layer="layout" svg:width="1.716cm" svg:height="1.324cm" svg:x="13.7cm" svg:y="21.376cm">
            <draw:image xlink:href="Pictures/10000F1D000001870000012E8C37020E647451F6.svg" xlink:type="simple" xlink:show="embed" xlink:actuate="onLoad" draw:mime-type="image/svg+xml">
              <text:p/>
            </draw:image>
            <draw:image xlink:href="Pictures/10000201000000110000000D3F7E62A1335CC91E.png" xlink:type="simple" xlink:show="embed" xlink:actuate="onLoad" draw:mime-type="image/png"/>
          </draw:frame>
        </draw:g>
        <draw:g>
          <svg:title>TexMaths</svg:title>
          <svg:desc>44§display§\omega_{m}§svg§600§FALSE§</svg:desc>
          <draw:frame draw:style-name="gr2" draw:text-style-name="P2" draw:layer="layout" svg:width="2.121cm" svg:height="1.038cm" svg:x="7.279cm" svg:y="16.2cm">
            <draw:image xlink:href="Pictures/10001073000001E3000000EDE5B4B8BD6DF2679F.svg" xlink:type="simple" xlink:show="embed" xlink:actuate="onLoad" draw:mime-type="image/svg+xml">
              <text:p/>
            </draw:image>
            <draw:image xlink:href="Pictures/10000201000000150000000BF355761C900D98EE.png" xlink:type="simple" xlink:show="embed" xlink:actuate="onLoad" draw:mime-type="image/png"/>
          </draw:frame>
        </draw:g>
        <draw:g>
          <svg:title>TexMaths</svg:title>
          <svg:desc>44§display§t_{m}§svg§600§FALSE§</svg:desc>
          <draw:frame draw:style-name="gr2" draw:text-style-name="P2" draw:layer="layout" svg:width="1.716cm" svg:height="1.324cm" svg:x="21.2cm" svg:y="21.376cm">
            <draw:image xlink:href="Pictures/10000F1D000001870000012E8C37020E647451F6.svg" xlink:type="simple" xlink:show="embed" xlink:actuate="onLoad" draw:mime-type="image/svg+xml">
              <text:p/>
            </draw:image>
            <draw:image xlink:href="Pictures/10000201000000110000000D3F7E62A1335CC91E.png" xlink:type="simple" xlink:show="embed" xlink:actuate="onLoad" draw:mime-type="image/png"/>
          </draw:frame>
        </draw:g>
        <draw:g>
          <svg:title>TexMaths</svg:title>
          <svg:desc>44§display§\omega_{m}§svg§600§FALSE§</svg:desc>
          <draw:frame draw:style-name="gr2" draw:text-style-name="P2" draw:layer="layout" svg:width="2.121cm" svg:height="1.038cm" svg:x="7.3cm" svg:y="11.1cm">
            <draw:image xlink:href="Pictures/10001073000001E3000000EDE5B4B8BD6DF2679F.svg" xlink:type="simple" xlink:show="embed" xlink:actuate="onLoad" draw:mime-type="image/svg+xml">
              <text:p/>
            </draw:image>
            <draw:image xlink:href="Pictures/10000201000000150000000BF355761C900D98EE.png" xlink:type="simple" xlink:show="embed" xlink:actuate="onLoad" draw:mime-type="image/png"/>
          </draw:frame>
        </draw:g>
        <draw:line draw:style-name="gr3" draw:text-style-name="P1" draw:layer="layout" svg:x1="10cm" svg:y1="11.5cm" svg:x2="22cm" svg:y2="11.5cm">
          <text:p/>
        </draw:line>
        <draw:line draw:style-name="gr4" draw:text-style-name="P1" draw:layer="layout" svg:x1="22cm" svg:y1="21.1cm" svg:x2="22cm" svg:y2="11.4cm">
          <text:p/>
        </draw:line>
        <draw:line draw:style-name="gr3" draw:text-style-name="P1" draw:layer="layout" svg:x1="10cm" svg:y1="16.6cm" svg:x2="14.5cm" svg:y2="16.6cm">
          <text:p/>
        </draw:line>
        <draw:line draw:style-name="gr4" draw:text-style-name="P1" draw:layer="layout" svg:x1="14.5cm" svg:y1="21cm" svg:x2="14.5cm" svg:y2="16.5cm">
          <text:p/>
        </draw:line>
        <draw:custom-shape draw:style-name="gr5" draw:text-style-name="P3" draw:layer="layout" svg:width="3cm" svg:height="3cm" svg:x="13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cm" svg:height="5.8cm" svg:x="21cm" svg:y="8.6cm">
          <text:p/>
          <draw:enhanced-geometry svg:viewBox="0 0 21600 21600" draw:type="rectangle" draw:enhanced-path="M 0 0 L 21600 0 21600 21600 0 21600 0 0 Z N"/>
        </draw:custom-shape>
        <draw:g>
          <draw:g>
            <svg:title>TexMaths</svg:title>
            <svg:desc>44§display§\Delta \omega§svg§600§FALSE§</svg:desc>
            <draw:frame draw:style-name="gr2" draw:text-style-name="P2" draw:layer="layout" svg:width="2.222cm" svg:height="1.122cm" svg:x="17.378cm" svg:y="15.8cm">
              <draw:image xlink:href="Pictures/10000855000001FA00000100A464D2A8088CB23E.svg" xlink:type="simple" xlink:show="embed" xlink:actuate="onLoad" draw:mime-type="image/svg+xml">
                <text:p/>
              </draw:image>
              <draw:image xlink:href="Pictures/10000201000000160000000B1067B2FAA7AB2083.png" xlink:type="simple" xlink:show="embed" xlink:actuate="onLoad" draw:mime-type="image/png"/>
            </draw:frame>
          </draw:g>
          <draw:measure draw:style-name="gr7" draw:text-style-name="P4" draw:layer="layout" svg:x1="16.2cm" svg:y1="15.001cm" svg:x2="16.2cm" svg:y2="18cm">
            <text:p text:style-name="P4"/>
          </draw:measure>
        </draw:g>
        <draw:g>
          <draw:measure draw:style-name="gr8" draw:text-style-name="P5" draw:layer="measurelines" svg:x1="13cm" svg:y1="14.8cm" svg:x2="16cm" svg:y2="14.8cm">
            <text:p text:style-name="P5"/>
          </draw:measure>
          <draw:g>
            <svg:title>TexMaths</svg:title>
            <svg:desc>44§display§\Delta t§svg§600§FALSE§</svg:desc>
            <draw:frame draw:style-name="gr2" draw:text-style-name="P2" draw:layer="layout" svg:width="1.795cm" svg:height="1.122cm" svg:x="13.601cm" svg:y="12.478cm">
              <draw:image xlink:href="Pictures/100007100000019900000100395990781B33F9C9.svg" xlink:type="simple" xlink:show="embed" xlink:actuate="onLoad" draw:mime-type="image/svg+xml">
                <text:p/>
              </draw:image>
              <draw:image xlink:href="Pictures/10000201000000120000000BD968C54B42E02C6F.png" xlink:type="simple" xlink:show="embed" xlink:actuate="onLoad" draw:mime-type="image/png"/>
            </draw:frame>
          </draw:g>
        </draw:g>
        <draw:measure draw:style-name="gr9" draw:text-style-name="P5" draw:layer="layout" svg:x1="21cm" svg:y1="8.5cm" svg:x2="23cm" svg:y2="8.5cm">
          <text:p text:style-name="P4"/>
        </draw:measure>
        <draw:g>
          <svg:title>TexMaths</svg:title>
          <svg:desc>44§display§\Delta t§svg§600§FALSE§</svg:desc>
          <draw:frame draw:style-name="gr2" draw:text-style-name="P2" draw:layer="layout" svg:width="1.795cm" svg:height="1.122cm" svg:x="21.101cm" svg:y="5.878cm">
            <draw:image xlink:href="Pictures/100007100000019900000100395990781B33F9C9.svg" xlink:type="simple" xlink:show="embed" xlink:actuate="onLoad" draw:mime-type="image/svg+xml">
              <text:p/>
            </draw:image>
            <draw:image xlink:href="Pictures/10000201000000120000000BD968C54B42E02C6F.png" xlink:type="simple" xlink:show="embed" xlink:actuate="onLoad" draw:mime-type="image/png"/>
          </draw:frame>
        </draw:g>
        <draw:g>
          <svg:title>TexMaths</svg:title>
          <svg:desc>44§display§\Delta \omega§svg§600§FALSE§</svg:desc>
          <draw:frame draw:style-name="gr2" draw:text-style-name="P2" draw:layer="layout" svg:width="2.222cm" svg:height="1.122cm" svg:x="24.378cm" svg:y="10.999cm">
            <draw:image xlink:href="Pictures/10000855000001FA00000100A464D2A8088CB23E.svg" xlink:type="simple" xlink:show="embed" xlink:actuate="onLoad" draw:mime-type="image/svg+xml">
              <text:p/>
            </draw:image>
            <draw:image xlink:href="Pictures/10000201000000160000000B1067B2FAA7AB2083.png" xlink:type="simple" xlink:show="embed" xlink:actuate="onLoad" draw:mime-type="image/png"/>
          </draw:frame>
        </draw:g>
        <draw:measure draw:style-name="gr10" draw:text-style-name="P4" draw:layer="layout" svg:x1="23.2cm" svg:y1="8.7cm" svg:x2="23.2cm" svg:y2="14.3cm">
          <text:p text:style-name="P4"/>
        </draw:measur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0T23:22:00.414775700</meta:creation-date>
    <dc:date>2021-05-30T23:38:51.609170216</dc:date>
    <meta:editing-duration>PT16M49S</meta:editing-duration>
    <meta:editing-cycles>8</meta:editing-cycles>
    <meta:generator>LibreOffice/7.0.4.2$MacOSX_X86_64 LibreOffice_project/dcf040e67528d9187c66b2379df5ea4407429775</meta:generator>
    <meta:document-statistic meta:object-count="36"/>
  </office:meta>
</office:document-meta>
</file>